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alibri" svg:font-family="calibri, helvetica, sans-serif"/>
  </office:font-face-decls>
  <office:automatic-styles>
    <style:style style:name="T1" style:family="text">
      <style:text-properties fo:color="#000000" loext:opacity="100%" style:font-name="calibri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OBJ_PREFIX_DWT211_com_zimbra_url"/><text:bookmark text:name="OBJ_PREFIX_DWT218_com_zimbra_url"/><text:a xlink:type="simple" xlink:href="https://nicogravel.github.io/researchLog_template/html/2_fMRI.html" text:style-name="Internet_20_link" text:visited-style-name="Visited_20_Internet_20_Link">https://nicogravel.github.io/researchLog_template/html/2_fMRI.html</text:a><text:span text:style-name="T1"> </text:span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alibri" svg:font-family="calibri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6:48:15.040576208</meta:creation-date>
    <dc:date>2025-03-27T16:48:38.666121396</dc:date>
    <meta:editing-duration>PT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" meta:character-count="68" meta:non-whitespace-character-count="66"/>
  </office:meta>
</office:document-meta>
</file>